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ier ist ein ausführlicher Lernzettel zum Python-Modul <text:span text:style-name="Strong_20_Emphasis"><text:span text:style-name="Source_20_Text">datetime</text:span></text:span>, der dir ganz genau erklärt, wie du damit <text:span text:style-name="Strong_20_Emphasis">Datum und Zeit verwaltest</text:span>, wie du <text:span text:style-name="Strong_20_Emphasis">Rechnen mit Daten machst</text:span> und wie du <text:span text:style-name="Strong_20_Emphasis">an aktuelle Zeiten kommst</text:span>.</text:p>
      <text:p text:style-name="Horizontal_20_Line"/>
      <text:h text:style-name="Heading_20_1" text:outline-level="1">Lernzettel: Python <text:span text:style-name="Source_20_Text">datetime</text:span> Modul – Datum &amp; Zeit verstehen und rechnen</text:h>
      <text:p text:style-name="Horizontal_20_Line"/>
      <text:h text:style-name="Heading_20_2" text:outline-level="2">1. Einführung</text:h>
      <text:p text:style-name="Text_20_body">Das Modul <text:span text:style-name="Source_20_Text">datetime</text:span> ist das wichtigste Modul in Python, wenn es darum geht, mit Datum und Uhrzeit zu arbeiten. Es bietet Klassen und Funktionen, um:</text:p>
      <text:list text:style-name="L1">
        <text:list-item>
          <text:p text:style-name="P2">Aktuelle Zeit zu bekommen</text:p>
        </text:list-item>
        <text:list-item>
          <text:p text:style-name="P2">Datum und Uhrzeit darzustellen</text:p>
        </text:list-item>
        <text:list-item>
          <text:p text:style-name="P2">Datums- und Zeitdifferenzen zu berechnen (z. B. „5 Tage später“)</text:p>
        </text:list-item>
        <text:list-item>
          <text:p text:style-name="P2">Datumsstrings zu lesen und formatieren</text:p>
        </text:list-item>
      </text:list>
      <text:p text:style-name="Horizontal_20_Line"/>
      <text:h text:style-name="Heading_20_2" text:outline-level="2">2. Wichtige Klassen in <text:span text:style-name="Source_20_Text">datetime</text:span></text:h>
      <text:list text:style-name="L2">
        <text:list-item>
          <text:p text:style-name="P3"><text:span text:style-name="Strong_20_Emphasis"><text:span text:style-name="Source_20_Text">datetime.date</text:span></text:span> – Nur Datum (Jahr, Monat, Tag)</text:p>
        </text:list-item>
        <text:list-item>
          <text:p text:style-name="P3"><text:span text:style-name="Strong_20_Emphasis"><text:span text:style-name="Source_20_Text">datetime.time</text:span></text:span> – Nur Uhrzeit (Stunden, Minuten, Sekunden, Mikrosekunden)</text:p>
        </text:list-item>
        <text:list-item>
          <text:p text:style-name="P3"><text:span text:style-name="Strong_20_Emphasis"><text:span text:style-name="Source_20_Text">datetime.datetime</text:span></text:span> – Datum und Zeit zusammen (Jahr, Monat, Tag, Stunde, Minute, Sekunde)</text:p>
        </text:list-item>
        <text:list-item>
          <text:p text:style-name="P3"><text:span text:style-name="Strong_20_Emphasis"><text:span text:style-name="Source_20_Text">datetime.timedelta</text:span></text:span> – Zeitspanne / Differenz (z.B. 3 Tage, 5 Stunden)</text:p>
        </text:list-item>
      </text:list>
      <text:p text:style-name="Horizontal_20_Line"/>
      <text:h text:style-name="Heading_20_2" text:outline-level="2">3. Wie kommt man an die aktuelle Zeit?</text:h>
      <text:p text:style-name="Preformatted_20_Text"><text:span text:style-name="Source_20_Text">from datetime import datetime</text:span></text:p>
      <text:p text:style-name="Preformatted_20_Text"/>
      <text:p text:style-name="Preformatted_20_Text"><text:span text:style-name="Source_20_Text">jetzt = datetime.now() <text:s/># aktuelles Datum + Zeit (lokale Zeitzone)</text:span></text:p>
      <text:p text:style-name="Preformatted_20_Text"><text:span text:style-name="Source_20_Text">print(jetzt) <text:s/># z.B. 2025-07-04 15:30:12.123456</text:span></text:p>
      <text:p text:style-name="Preformatted_20_Text"/>
      <text:p text:style-name="Preformatted_20_Text"><text:span text:style-name="Source_20_Text">heute = datetime.today() <text:s/># ähnliches Ergebnis wie datetime.now()</text:span></text:p>
      <text:p text:style-name="Preformatted_20_Text"><text:span text:style-name="Source_20_Text">print(heute)</text:span></text:p>
      <text:p text:style-name="Preformatted_20_Text"/>
      <text:p text:style-name="Preformatted_20_Text"><text:span text:style-name="Source_20_Text">utc_jetzt = datetime.utcnow() <text:s/># aktuelle UTC-Zeit (ohne Zeitzoneninfo)</text:span></text:p>
      <text:p text:style-name="P1"><text:span text:style-name="Source_20_Text">print(utc_jetzt)</text:span></text:p>
      <text:list text:style-name="L3">
        <text:list-item>
          <text:p text:style-name="P4"><text:span text:style-name="Source_20_Text">datetime.now()</text:span> gibt aktuelle lokale Zeit (mit Zeitzone, wenn eingestellt).</text:p>
        </text:list-item>
        <text:list-item>
          <text:p text:style-name="P4"><text:soft-page-break/><text:span text:style-name="Source_20_Text">datetime.utcnow()</text:span> gibt aktuelle Zeit in UTC.</text:p>
        </text:list-item>
      </text:list>
      <text:p text:style-name="Horizontal_20_Line"/>
      <text:h text:style-name="Heading_20_2" text:outline-level="2">4. Wie erzeugt man eigene Datum/Uhrzeit-Objekte?</text:h>
      <text:p text:style-name="Text_20_body">Man kann Datum oder Datum+Zeit auch selbst definieren:</text:p>
      <text:p text:style-name="Preformatted_20_Text"><text:span text:style-name="Source_20_Text">from datetime import datetime, date, time</text:span></text:p>
      <text:p text:style-name="Preformatted_20_Text"/>
      <text:p text:style-name="Preformatted_20_Text"><text:span text:style-name="Source_20_Text"># Nur Datum (Jahr, Monat, Tag)</text:span></text:p>
      <text:p text:style-name="Preformatted_20_Text"><text:span text:style-name="Source_20_Text">datum = date(2025, 7, 4)</text:span></text:p>
      <text:p text:style-name="Preformatted_20_Text"/>
      <text:p text:style-name="Preformatted_20_Text"><text:span text:style-name="Source_20_Text"># Nur Zeit (Stunde, Minute, Sekunde)</text:span></text:p>
      <text:p text:style-name="Preformatted_20_Text"><text:span text:style-name="Source_20_Text">uhrzeit = time(15, 30, 0)</text:span></text:p>
      <text:p text:style-name="Preformatted_20_Text"/>
      <text:p text:style-name="Preformatted_20_Text"><text:span text:style-name="Source_20_Text"># Datum + Zeit</text:span></text:p>
      <text:p text:style-name="P1"><text:span text:style-name="Source_20_Text">datum_zeit = datetime(2025, 7, 4, 15, 30, 0)</text:span></text:p>
      <text:p text:style-name="Horizontal_20_Line"/>
      <text:h text:style-name="Heading_20_2" text:outline-level="2">5. Formatieren und Parsen von Datumsstrings</text:h>
      <text:list text:style-name="L4">
        <text:list-item>
          <text:p text:style-name="P5"><text:span text:style-name="Strong_20_Emphasis"><text:span text:style-name="Source_20_Text">strftime()</text:span></text:span>: datetime → formatierter String</text:p>
        </text:list-item>
      </text:list>
      <text:p text:style-name="Preformatted_20_Text"><text:span text:style-name="Source_20_Text">jetzt = datetime.now()</text:span></text:p>
      <text:p text:style-name="P1"><text:span text:style-name="Source_20_Text">print(jetzt.strftime("%Y-%m-%d %H:%M:%S")) <text:s/># 2025-07-04 15:30:00</text:span></text:p>
      <text:list text:style-name="L5">
        <text:list-item>
          <text:p text:style-name="P6"><text:span text:style-name="Strong_20_Emphasis"><text:span text:style-name="Source_20_Text">strptime()</text:span></text:span>: String → datetime</text:p>
        </text:list-item>
      </text:list>
      <text:p text:style-name="Preformatted_20_Text"><text:span text:style-name="Source_20_Text">datum_string = "2025-07-04 15:30:00"</text:span></text:p>
      <text:p text:style-name="P1"><text:span text:style-name="Source_20_Text">datum_obj = datetime.strptime(datum_string, "%Y-%m-%d %H:%M:%S")</text:span></text:p>
      <text:p text:style-name="Horizontal_20_Line"/>
      <text:h text:style-name="Heading_20_2" text:outline-level="2">6. Rechnen mit Datum und Zeit: <text:span text:style-name="Source_20_Text">timedelta</text:span></text:h>
      <text:p text:style-name="Text_20_body">Die Klasse <text:span text:style-name="Source_20_Text">timedelta</text:span> repräsentiert eine Zeitspanne (Differenz) und ist der Schlüssel für Zeitrechnungen.</text:p>
      <text:p text:style-name="Preformatted_20_Text"><text:span text:style-name="Source_20_Text">from datetime import timedelta</text:span></text:p>
      <text:p text:style-name="Preformatted_20_Text"/>
      <text:p text:style-name="Preformatted_20_Text"><text:span text:style-name="Source_20_Text"># Zeitspanne: 3 Tage, 5 Stunden, 10 Minuten</text:span></text:p>
      <text:p text:style-name="Preformatted_20_Text"><text:span text:style-name="Source_20_Text">zeitspanne = timedelta(days=3, hours=5, minutes=10)</text:span></text:p>
      <text:p text:style-name="Preformatted_20_Text"/>
      <text:p text:style-name="Preformatted_20_Text"><text:span text:style-name="Source_20_Text">jetzt = datetime.now()</text:span></text:p>
      <text:p text:style-name="Preformatted_20_Text"/>
      <text:p text:style-name="Preformatted_20_Text"><text:span text:style-name="Source_20_Text"># Neues Datum berechnen</text:span></text:p>
      <text:p text:style-name="Preformatted_20_Text"><text:span text:style-name="Source_20_Text">zukunft = jetzt + zeitspanne</text:span></text:p>
      <text:p text:style-name="Preformatted_20_Text"><text:span text:style-name="Source_20_Text">vergangenheit = jetzt - zeitspanne</text:span></text:p>
      <text:p text:style-name="Preformatted_20_Text"/>
      <text:p text:style-name="Preformatted_20_Text"><text:span text:style-name="Source_20_Text">print(zukunft)</text:span></text:p>
      <text:p text:style-name="P1"><text:span text:style-name="Source_20_Text">print(vergangenheit)</text:span></text:p>
      <text:p text:style-name="Horizontal_20_Line"/>
      <text:h text:style-name="Heading_20_2" text:outline-level="2"><text:soft-page-break/>7. Wie kann man Differenzen berechnen?</text:h>
      <text:p text:style-name="Text_20_body">Zwei <text:span text:style-name="Source_20_Text">datetime</text:span>-Objekte voneinander subtrahieren ergibt ein <text:span text:style-name="Source_20_Text">timedelta</text:span>:</text:p>
      <text:p text:style-name="Preformatted_20_Text"><text:span text:style-name="Source_20_Text">start = datetime(2025, 7, 1, 12, 0, 0)</text:span></text:p>
      <text:p text:style-name="Preformatted_20_Text"><text:span text:style-name="Source_20_Text">ende = datetime(2025, 7, 4, 15, 30, 0)</text:span></text:p>
      <text:p text:style-name="Preformatted_20_Text"/>
      <text:p text:style-name="Preformatted_20_Text"><text:span text:style-name="Source_20_Text">differenz = ende - start <text:s/># timedelta-Objekt</text:span></text:p>
      <text:p text:style-name="Preformatted_20_Text"/>
      <text:p text:style-name="Preformatted_20_Text"><text:span text:style-name="Source_20_Text">print(differenz.days) <text:s text:c="5"/># ganze Tage: 3</text:span></text:p>
      <text:p text:style-name="Preformatted_20_Text"><text:span text:style-name="Source_20_Text">print(differenz.seconds) <text:s text:c="2"/># Sekundenanteil: 12600 (3,5 Stunden)</text:span></text:p>
      <text:p text:style-name="P1"><text:span text:style-name="Source_20_Text">print(differenz.total_seconds()) <text:s/># alle Sekunden als Float</text:span></text:p>
      <text:p text:style-name="Horizontal_20_Line"/>
      <text:h text:style-name="Heading_20_2" text:outline-level="2">8. Wie kann man einzelne Teile von Datum/Uhrzeit auslesen?</text:h>
      <text:p text:style-name="Preformatted_20_Text"><text:span text:style-name="Source_20_Text">jetzt = datetime.now()</text:span></text:p>
      <text:p text:style-name="Preformatted_20_Text"/>
      <text:p text:style-name="Preformatted_20_Text"><text:span text:style-name="Source_20_Text">jahr = jetzt.year</text:span></text:p>
      <text:p text:style-name="Preformatted_20_Text"><text:span text:style-name="Source_20_Text">monat = jetzt.month</text:span></text:p>
      <text:p text:style-name="Preformatted_20_Text"><text:span text:style-name="Source_20_Text">tag = jetzt.day</text:span></text:p>
      <text:p text:style-name="Preformatted_20_Text"/>
      <text:p text:style-name="Preformatted_20_Text"><text:span text:style-name="Source_20_Text">stunde = jetzt.hour</text:span></text:p>
      <text:p text:style-name="Preformatted_20_Text"><text:span text:style-name="Source_20_Text">minute = jetzt.minute</text:span></text:p>
      <text:p text:style-name="Preformatted_20_Text"><text:span text:style-name="Source_20_Text">sekunde = jetzt.second</text:span></text:p>
      <text:p text:style-name="P1"><text:span text:style-name="Source_20_Text">mikrosekunde = jetzt.microsecond</text:span></text:p>
      <text:p text:style-name="Horizontal_20_Line"/>
      <text:h text:style-name="Heading_20_2" text:outline-level="2">9. Zusammenfassung &amp; Praxisanwendung</text:h>
      <text:list text:style-name="L6">
        <text:list-item>
          <text:p text:style-name="P7">Hol dir mit <text:span text:style-name="Source_20_Text">datetime.now()</text:span> die aktuelle Zeit.</text:p>
        </text:list-item>
        <text:list-item>
          <text:p text:style-name="P7">Erzeuge eigene Datum/Uhrzeit-Objekte mit <text:span text:style-name="Source_20_Text">datetime(year, month, day, ...)</text:span>.</text:p>
        </text:list-item>
        <text:list-item>
          <text:p text:style-name="P7">Rechne mit <text:span text:style-name="Source_20_Text">timedelta</text:span>, z.B. <text:span text:style-name="Source_20_Text">neues_datum = altes_datum + timedelta(days=5)</text:span>.</text:p>
        </text:list-item>
        <text:list-item>
          <text:p text:style-name="P7">Berechne Differenzen mit <text:span text:style-name="Source_20_Text">datum2 - datum1</text:span>.</text:p>
        </text:list-item>
        <text:list-item>
          <text:p text:style-name="P7">Formatiere und parse Datum mit <text:span text:style-name="Source_20_Text">strftime</text:span> und <text:span text:style-name="Source_20_Text">strptime</text:span>.</text:p>
        </text:list-item>
      </text:list>
      <text:p text:style-name="Horizontal_20_Line"/>
      <text:h text:style-name="Heading_20_2" text:outline-level="2">10. Tipp für dein Projekt (Filtermanagement)</text:h>
      <text:p text:style-name="Text_20_body">Wenn du z.B. Filter gewichten möchtest, die nur auf E-Mails in den letzten 7 Tagen reagieren, kannst du:</text:p>
      <text:list text:style-name="L7">
        <text:list-item>
          <text:p text:style-name="P8">Aktuelles Datum holen (z.B. <text:span text:style-name="Source_20_Text">now = datetime.now()</text:span>)</text:p>
        </text:list-item>
        <text:list-item>
          <text:p text:style-name="P8">E-Mail-Datum mit <text:span text:style-name="Source_20_Text">datetime.strptime()</text:span> in datetime umwandeln</text:p>
        </text:list-item>
        <text:list-item>
          <text:p text:style-name="P8">Dann mit <text:span text:style-name="Source_20_Text">now - email_datum</text:span> die Differenz berechnen</text:p>
        </text:list-item>
        <text:list-item>
          <text:p text:style-name="P8">Prüfen, ob Differenz kleiner als 7 Tage ist (<text:span text:style-name="Source_20_Text">timedelta(days=7)</text:span>)</text:p>
        </text:list-item>
      </text:list>
      <text:p text:style-name="Horizontal_20_Line"><text:soft-page-break/></text:p>
      <text:p text:style-name="Text_20_body">Ich hoffe, dieser Lernzettel hilft dir, <text:span text:style-name="Source_20_Text">datetime</text:span> sicher und effizient zu verstehen und anzuwenden!<text:line-break/>Falls du zu einzelnen Punkten Fragen hast, sag gern Beschei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8:12:13.144087859</meta:creation-date>
    <dc:date>2025-07-04T18:12:20.482714036</dc:date>
    <meta:editing-duration>PT7S</meta:editing-duration>
    <meta:editing-cycles>1</meta:editing-cycles>
    <meta:document-statistic meta:table-count="0" meta:image-count="0" meta:object-count="0" meta:page-count="4" meta:paragraph-count="80" meta:word-count="560" meta:character-count="3864" meta:non-whitespace-character-count="3386"/>
    <meta:generator>LibreOffice/24.2.7.2$Linux_X86_64 LibreOffice_project/420$Build-2</meta:generator>
  </office:meta>
</office:document-meta>
</file>